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2.56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line-height="95%"/>
      <style:text-properties fo:font-size="8.5pt" style:font-size-asian="8.5pt" style:font-size-complex="8.5pt"/>
    </style:style>
    <style:style style:name="T1" style:family="text">
      <style:text-properties fo:color="#000000"/>
    </style:style>
    <style:style style:name="T2" style:family="text">
      <style:text-properties fo:color="#000000" fo:font-size="15pt" style:font-size-asian="15pt" style:font-size-complex="15pt"/>
    </style:style>
    <style:style style:name="T3" style:family="text">
      <style:text-properties fo:color="#cccccc" fo:font-size="15pt" style:font-size-asian="15pt" style:font-size-complex="1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c0c0c0" fo:font-size="13pt" style:font-size-asian="13pt" style:font-size-complex="13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8.5pt" style:font-size-asian="8.5pt" style:font-size-complex="8.5pt"/>
    </style:style>
    <style:style style:name="T10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9.579cm" svg:height="12.197cm" svg:x="1.032cm" svg:y="1.032cm">
          <text:p text:style-name="P1">Система «Час ЕГЭ»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91cm" svg:height="5.187cm" svg:x="1.614cm" svg:y="2.302cm">
          <text:p text:style-name="P1"><text:span text:style-name="T1">Оболочки:</text:span></text:p>
          <text:list text:style-name="L1">
            <text:list-item>
              <text:p text:style-name="P2"><text:span text:style-name="T2">Одиночные </text:span><text:span text:style-name="T2"><text:line-break/></text:span><text:span text:style-name="T2">задания</text:span></text:p>
            </text:list-item>
            <text:list-item>
              <text:p text:style-name="P2"><text:span text:style-name="T2">Тест на печать</text:span></text:p>
            </text:list-item>
            <text:list-item>
              <text:p text:style-name="P2"><text:span text:style-name="T2">Полный</text:span><text:span text:style-name="T2"><text:line-break/></text:span><text:span text:style-name="T2">интерактивный</text:span><text:span text:style-name="T2"><text:line-break/></text:span><text:span text:style-name="T2">тест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6cm" svg:height="5.187cm" svg:x="11.968cm" svg:y="2.302cm">
          <text:p text:style-name="P1"><text:span text:style-name="T1">Комплекты заданий</text:span></text:p>
          <text:list text:style-name="L1">
            <text:list-item>
              <text:p text:style-name="P2"><text:span text:style-name="T2">ЕГЭ - математика</text:span></text:p>
            </text:list-item>
            <text:list-item>
              <text:p text:style-name="P2"><text:span text:style-name="T3">Несколько уровней</text:span><text:span text:style-name="T3"><text:line-break/></text:span><text:span text:style-name="T3">вспомогательного</text:span><text:span text:style-name="T3"><text:line-break/></text:span><text:span text:style-name="T3">тестирования по математике</text:span></text:p>
            </text:list-item>
            <text:list-item>
              <text:p text:style-name="P2"><text:span text:style-name="T2">Тесты по другим предметам</text:span></text:p>
            </text:list-item>
            <text:list-item>
              <text:p text:style-name="P2"><text:span text:style-name="T2">Тесты по дисциплинам</text:span><text:span text:style-name="T2"><text:line-break/></text:span><text:span text:style-name="T2">вузовского курса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48cm" svg:height="3.175cm" svg:x="7.852cm" svg:y="3.275cm">
          <text:p text:style-name="P1"><text:span text:style-name="T4">Задания </text:span><text:span text:style-name="T4"><text:line-break/></text:span><text:span text:style-name="T4">и оболочки</text:span><text:span text:style-name="T4"><text:line-break/></text:span><text:span text:style-name="T4"> обладают</text:span><text:span text:style-name="T4"><text:line-break/></text:span><text:span text:style-name="T4"> высокой</text:span><text:span text:style-name="T4"><text:line-break/></text:span><text:span text:style-name="T4"> степенью</text:span><text:span text:style-name="T4"><text:line-break/></text:span><text:span text:style-name="T4"> взаимной</text:span><text:span text:style-name="T4"><text:line-break/></text:span><text:span text:style-name="T4"> независимости</text:span></text:p>
          <draw:enhanced-geometry svg:viewBox="0 0 21600 21600" draw:text-areas="?f0 0 ?f4 21600" draw:type="left-right-arrow-callout" draw:modifiers="3122.23992715684 4141.81360201511 1952.01456863191 7739.54659949622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" draw:text-style-name="P1" draw:layer="layout" svg:width="11.853cm" svg:height="1.878cm" svg:x="1.296cm" svg:y="8.017cm">
          <text:p text:style-name="P1"><text:span text:style-name="T5">Библиотеки</text:span></text:p>
          <text:list text:style-name="L1">
            <text:list-item>
              <text:p text:style-name="P2"><text:span text:style-name="T6">Внутренние библиотеки</text:span></text:p>
            </text:list-item>
            <text:list-item>
              <text:p text:style-name="P2"><text:span text:style-name="T6">Внешние библиотеки под свободными лицензиями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86cm" svg:height="4.736cm" svg:x="13.467cm" svg:y="8.017cm">
          <text:p text:style-name="P1"><text:span text:style-name="T5">Документация</text:span></text:p>
          <text:list text:style-name="L1">
            <text:list-item>
              <text:p text:style-name="P2"><text:span text:style-name="T6">В формате HTML</text:span></text:p>
            </text:list-item>
            <text:list-item>
              <text:p text:style-name="P2"><text:span text:style-name="T7">Видеоролики</text:span></text:p>
            </text:list-item>
            <text:list-item>
              <text:p text:style-name="P2"><text:span text:style-name="T7">Методические пособия</text:span></text:p>
            </text:list-item>
          </text:list>
          <text:p text:style-name="P2"><text:span text:style-name="T6"/></text:p>
          <text:list text:continue-numbering="true" text:style-name="L1">
            <text:list-item>
              <text:p text:style-name="P2"><text:span text:style-name="T7">Справка для пользователей</text:span></text:p>
            </text:list-item>
            <text:list-item>
              <text:p text:style-name="P2"><text:span text:style-name="T6">Спецификации для</text:span><text:span text:style-name="T6"><text:line-break/></text:span><text:span text:style-name="T6">программистов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88cm" svg:height="0.794cm" svg:x="5.662cm" svg:y="10.186cm">
          <text:p text:style-name="P1"><text:span text:style-name="T5">Лицензия GPLv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45cm" svg:height="1.668cm" svg:x="5.651cm" svg:y="11.138cm">
          <text:p text:style-name="P1"><text:span text:style-name="T5">Системные требования</text:span></text:p>
          <text:p text:style-name="P1"><text:span text:style-name="T8">Браузер Firefox или Chromium-based</text:span></text:p>
          <text:p text:style-name="P1"><text:span text:style-name="T8">актуальной версии</text:span></text:p>
          <draw:enhanced-geometry svg:viewBox="0 0 21600 21600" draw:type="rectangle" draw:enhanced-path="M 0 0 L 21600 0 21600 21600 0 21600 0 0 Z N"/>
        </draw:custom-shape>
        <draw:polygon draw:style-name="gr3" draw:text-style-name="P1" draw:layer="layout" svg:width="0cm" svg:height="0cm" svg:x="3.735cm" svg:y="10.303cm" svg:viewBox="0 0 0 0" draw:points="0,0">
          <text:p/>
        </draw:polygon>
        <draw:polygon draw:style-name="gr3" draw:text-style-name="P1" draw:layer="layout" svg:width="0cm" svg:height="0cm" svg:x="5.265cm" svg:y="11.059cm" svg:viewBox="0 0 0 0" draw:points="0,0">
          <text:p/>
        </draw:polygon>
        <draw:polygon draw:style-name="gr3" draw:text-style-name="P1" draw:layer="layout" svg:width="4.312cm" svg:height="2.725cm" svg:x="1.349cm" svg:y="10.133cm" svg:viewBox="0 0 4313 2726" draw:points="0,2726 0,0 2652,0 2652,359 3891,359 3891,170 4312,548 3891,926 3891,737 2652,737 2652,1660 3892,1660 3892,1471 4313,1849 3892,2227 3892,2038 2652,2038 2652,2726">
          <text:p/>
        </draw:polygon>
        <draw:polygon draw:style-name="gr3" draw:text-style-name="P1" draw:layer="layout" svg:width="0cm" svg:height="0cm" svg:x="3.736cm" svg:y="11.604cm" svg:viewBox="0 0 0 0" draw:points="0,0">
          <text:p/>
        </draw:polygon>
        <draw:polygon draw:style-name="gr3" draw:text-style-name="P1" draw:layer="layout" svg:width="0cm" svg:height="0cm" svg:x="5.266cm" svg:y="12.36cm" svg:viewBox="0 0 0 0" draw:points="0,0">
          <text:p/>
        </draw:polygon>
        <draw:frame draw:style-name="gr4" draw:text-style-name="P3" draw:layer="layout" svg:width="2.831cm" svg:height="2.817cm" svg:x="1.323cm" svg:y="10.186cm">
          <draw:text-box>
            <text:p text:style-name="P3"><text:span text:style-name="T9">С учётом тезисов распоряжения</text:span></text:p>
            <text:p text:style-name="P3"><text:span text:style-name="T9">Правительства РФ №2299-р от 17 декабря 2010 года и ГОСТ Р 54593-2011</text:span></text:p>
          </draw:text-box>
        </draw:frame>
        <draw:custom-shape draw:style-name="gr2" draw:text-style-name="P1" draw:layer="layout" svg:width="9.419cm" svg:height="6.071cm" svg:x="11.086cm" svg:y="14.54cm">
          <text:p text:style-name="P1"><text:s/><text:span text:style-name="T1">Результаты:</text:span></text:p>
          <text:list text:style-name="L1">
            <text:list-item>
              <text:p text:style-name="P2"><text:span text:style-name="T10">Очень большое количество заданий</text:span><text:span text:style-name="T10"><text:line-break/></text:span><text:span text:style-name="T10">благодаря генеративной архитектуре, в</text:span><text:span text:style-name="T10"><text:line-break/></text:span><text:span text:style-name="T10">противовес традиционной коллекционной.</text:span></text:p>
            </text:list-item>
            <text:list-item>
              <text:p text:style-name="P2"><text:span text:style-name="T10">Закрепление навыков учащихся</text:span></text:p>
            </text:list-item>
            <text:list-item>
              <text:p text:style-name="P2"><text:span text:style-name="T10">Автоматические системы статистического</text:span><text:span text:style-name="T10"><text:line-break/></text:span><text:span text:style-name="T10">мониторинга количественной правильности</text:span><text:span text:style-name="T10"><text:line-break/></text:span><text:span text:style-name="T10">выполнения заданий и затрачиваемого</text:span><text:span text:style-name="T10"><text:line-break/></text:span><text:span text:style-name="T10">времени</text:span></text:p>
            </text:list-item>
            <text:list-item>
              <text:p text:style-name="P2"><text:span text:style-name="T10">Выявление навыков, формирование</text:span><text:span text:style-name="T10"><text:line-break/></text:span><text:span text:style-name="T10">которых требует вмешательства</text:span><text:span text:style-name="T10"><text:line-break/></text:span><text:span text:style-name="T10">педагога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869cm" svg:height="2.26cm" svg:x="1.032cm" svg:y="14.514cm">
          <text:p text:style-name="P1"><text:s/>Пользователи:</text:p>
          <text:list text:style-name="L1">
            <text:list-item>
              <text:p text:style-name="P2"><text:span text:style-name="T8">Учащиеся, занимающиеся самоподготовкой</text:span></text:p>
            </text:list-item>
            <text:list-item>
              <text:p text:style-name="P2"><text:span text:style-name="T8">Преподаватели, проводящие проверку знаний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38cm" svg:height="1.132cm" svg:x="5.774cm" svg:y="13.28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038cm" svg:height="1.132cm" svg:x="15.674cm" svg:y="13.2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Николай Авдеев</meta:initial-creator>
    <meta:creation-date>2013-08-04T21:05:29</meta:creation-date>
    <dc:date>2014-09-21T20:09:19</dc:date>
    <meta:editing-duration>PT4H18M4S</meta:editing-duration>
    <meta:editing-cycles>10</meta:editing-cycles>
    <meta:generator>OpenOffice.org/3.4$Linux OpenOffice.org_project/340m1$Build-9590</meta:generator>
    <meta:document-statistic meta:object-count="18"/>
  </office:meta>
</office:document-meta>
</file>